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2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127.36pt"/>
    </style:style>
    <style:style style:name="co7" style:family="table-column">
      <style:table-column-properties fo:break-before="auto" style:column-width="189.89pt"/>
    </style:style>
    <style:style style:name="co8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80.19pt" fo:break-before="auto" style:use-optimal-row-height="true"/>
    </style:style>
    <style:style style:name="ro6" style:family="table-row">
      <style:table-row-properties style:row-height="57.71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e6f7" fo:wrap-option="wrap" fo:border="0.06pt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ce6f7" fo:wrap-option="wrap" fo:border="0.06pt solid #000000" style:vertical-align="top"/>
      <style:text-properties style:font-name="Liberation Sans" fo:font-weight="bold" style:font-name-asian="AR PL UKai CN" style:font-weight-asian="bold" style:font-name-complex="Lohit Devanagari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fo:border="0.06pt solid #000000" style:vertical-align="automatic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number-columns-repeated="3"/>
          <table:table-cell office:value-type="string" calcext:value-type="string">
            <text:p>Languages</text:p>
          </table:table-cell>
          <table:table-cell table:style-name="ce1" office:value-type="string" calcext:value-type="string">
            <text:p>GCC-5.5</text:p>
          </table:table-cell>
          <table:table-cell table:style-name="ce1" office:value-type="string" calcext:value-type="string">
            <text:p>GCC-8.1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Category Enabled</text:p>
          </table:table-cell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curity Guidelin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cope</text:p>
          </table:table-cell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" office:value-type="string" calcext:value-type="string">
            <text:p>-Wno-system-headers</text:p>
          </table:table-cell>
          <table:table-cell table:style-name="ce7" office:value-type="string" calcext:value-type="string">
            <text:p>Unset</text:p>
          </table:table-cell>
          <table:table-cell table:style-name="ce7"/>
          <table:table-cell table:style-name="ce9" office:value-type="string" calcext:value-type="string">
            <text:p>Do not warn about issues in system headers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Standard Categories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all</text:p>
          </table:table-cell>
          <table:table-cell table:style-name="ce3" table:number-columns-repeated="2"/>
          <table:table-cell table:style-name="ce3" office:value-type="string" calcext:value-type="string">
            <text:p>Enable easy to avoid errors.</text:p>
            <text:p/>
            <text:p>We recommend setting in case a warning option was not enabled.</text:p>
          </table:table-cell>
          <table:table-cell table:style-name="ce3" office:value-type="string" calcext:value-type="string">
            <text:p>OWASP C Toolchain</text:p>
            <text:p>SEI CERT C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extra</text:p>
          </table:table-cell>
          <table:table-cell table:style-name="ce3" table:number-columns-repeated="2"/>
          <table:table-cell table:style-name="ce3" office:value-type="string" calcext:value-type="string">
            <text:p>Enable additional warnings beyond -Wall.</text:p>
            <text:p/>
            <text:p>We recommend setting in case a warning option was not enabled.</text:p>
          </table:table-cell>
          <table:table-cell table:style-name="ce3" office:value-type="string" calcext:value-type="string">
            <text:p>OWASP C Toolchain</text:p>
            <text:p>SEI CERT C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pedantic</text:p>
          </table:table-cell>
          <table:table-cell table:style-name="ce3" table:number-columns-repeated="2"/>
          <table:table-cell table:style-name="ce3" office:value-type="string" calcext:value-type="string">
            <text:p>Enable warnings about possible portability issues. We relax some of these later.</text:p>
          </table:table-cell>
          <table:table-cell table:style-name="ce3"/>
        </table:table-row>
        <table:table-row table:style-name="ro1">
          <table:table-cell table:number-columns-repeated="11"/>
        </table:table-row>
        <table:table-row table:style-name="ro5">
          <table:table-cell table:number-columns-repeated="3"/>
          <table:table-cell office:value-type="string" calcext:value-type="string">
            <text:p>C/C++ warning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abi</text:p>
          </table:table-cell>
          <table:table-cell table:style-name="ce3" office:value-type="string" calcext:value-type="string">
            <text:p>Unset</text:p>
          </table:table-cell>
          <table:table-cell table:style-name="ce3"/>
          <table:table-cell table:style-name="ce3" office:value-type="string" calcext:value-type="string">
            <text:p>Warn about things that will change when compiling with an ABI-compliant compiler.</text:p>
            <text:p/>
            <text:p>We always use -fabi-version=0 (C++ standard ABI), the default, where this has no effect. We recommend enabling in case we do specify an ABI version.</text:p>
          </table:table-cell>
          <table:table-cell table:style-name="ce3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bi=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things that change between the current -fabi-version and the specified version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address</text:p>
          </table:table-cell>
          <table:table-cell table:style-name="ce3" office:value-type="string" calcext:value-type="string">
            <text:p>-Wall</text:p>
          </table:table-cell>
          <table:table-cell table:style-name="ce3"/>
          <table:table-cell table:style-name="ce3" office:value-type="string" calcext:value-type="string">
            <text:p>Warn about suspicious uses of memory addresses.</text:p>
          </table:table-cell>
          <table:table-cell table:style-name="ce3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ggregate-retur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returning structures, unions or arrays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ggressive-loop-optimiz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loop with constant number of iterations triggers undefined behavior</text:p>
          </table:table-cell>
          <table:table-cell table:style-name="ce3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ligned-new=[none|global|all]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even if 'new' uses a class member allocation function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lloc-size-larger-than=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for calls to allocation functions that attempt to allocate objects larger than the specified number of bytes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lloc-zero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for calls to allocation functions that specify zero bytes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lloca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on any use of alloca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lloca-larger-than=&lt;number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on unbounded uses of alloca, and on bounded uses of alloca whose bound can be larger than &lt;number&gt; byte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array-bounds=&lt;val&gt;</text:p>
          </table:table-cell>
          <table:table-cell table:style-name="ce3" office:value-type="string" calcext:value-type="string">
            <text:p>-Wall at 0x1</text:p>
          </table:table-cell>
          <table:table-cell table:style-name="ce3" office:value-type="string" calcext:value-type="string">
            <text:p>-ftree-vrp (-O'2')</text:p>
            <text:p/>
          </table:table-cell>
          <table:table-cell table:style-name="ce3" office:value-type="string" calcext:value-type="string">
            <text:p>Warn if an array is accessed out of bounds.</text:p>
          </table:table-cell>
          <table:table-cell table:style-name="ce3" office:value-type="string" calcext:value-type="string">
            <text:p>SEI CERT C ARR30-C</text:p>
            <text:p><text:a xlink:href="https://wiki.sei.cmu.edu/confluence/display/c/ARR30-C.+Do+not+form+or+use+out-of-bounds+pointers+or+array+subscripts" xlink:type="simple">https://wiki.sei.cmu.edu/confluence/display/c/ARR30-C.+Do+not+form+or+use+out-of-bounds+pointers+or+array+subscripts</text:a>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ttribute-alia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type safety and similar errors in attribute alias and related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attributes</text:p>
          </table:table-cell>
          <table:table-cell table:style-name="ce3" office:value-type="string" calcext:value-type="string">
            <text:p>Default</text:p>
          </table:table-cell>
          <table:table-cell table:style-name="ce3"/>
          <table:table-cell table:style-name="ce3" office:value-type="string" calcext:value-type="string">
            <text:p>Warn about inappropriate attribute usage.</text:p>
          </table:table-cell>
          <table:table-cell table:style-name="ce3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bool-compare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boolean expression compared with an integer value different from true/false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bool-opera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certain operations on boolean expressions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builtin-declaration-mismatch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built-in function is declared with the wrong signature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builtin-macro-redefined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when a built-in preprocessor macro is undefined or redefined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++0x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c++11-compat. <text:s/>Use the latter option instead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c++1z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c++17-compat. <text:s/>Use the latter option instea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ast-align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pointer casts which increase alignment.</text:p>
          </table:table-cell>
          <table:table-cell table:style-name="ce8" office:value-type="string" calcext:value-type="string">
            <text:p>SEI CERT C EXP36-C</text:p>
            <text:p><text:a xlink:href="https://wiki.sei.cmu.edu/confluence/display/c/EXP36-C.+Do+not+cast+pointers+into+more+strictly+aligned+pointer+types" xlink:type="simple">https://wiki.sei.cmu.edu/confluence/display/c/EXP36-C.+Do+not+cast+pointers+into+more+strictly+aligned+pointer+types</text:a>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cast-align=stric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inter casts which increase alignment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cast-function-typ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casts between incompatible function types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ast-qual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casts which discard qualifiers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ast-resul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s that will produce a null result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har-subscripts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subscripts whose type is "char"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5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hkp</text:p>
          </table:table-cell>
          <table:table-cell table:style-name="ce8" office:value-type="string" calcext:value-type="string">
            <text:p>-Wall</text:p>
          </table:table-cell>
          <table:table-cell table:style-name="ce8" office:value-type="string" calcext:value-type="string">
            <text:p>-fcheck-pointer-bounds</text:p>
          </table:table-cell>
          <table:table-cell table:style-name="ce8" office:value-type="string" calcext:value-type="string">
            <text:p>Warn about memory access errors found by Pointer Bounds Checker.</text:p>
            <text:p/>
            <text:p>We disable this check since the hardware based pointer based checking has a number of issues. Address sanitizer is a superior solution for the time being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lobbered</text:p>
          </table:table-cell>
          <table:table-cell table:style-name="ce8" office:value-type="string" calcext:value-type="string">
            <text:p>-Wextra</text:p>
          </table:table-cell>
          <table:table-cell table:style-name="ce8"/>
          <table:table-cell table:style-name="ce8" office:value-type="string" calcext:value-type="string">
            <text:p>Warn about variables that might be changed by "longjmp or vfork"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omment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possibly nested block comments, and C++ comments spanning more than one physical line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omment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ynonym for -Wcomment. <text:s/>Same as -Wcomment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onversion</text:p>
          </table:table-cell>
          <table:table-cell table:style-name="ce3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for implicit type conversions that may change a value.</text:p>
          </table:table-cell>
          <table:table-cell table:style-name="ce8"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overage-mismatch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in case profiles in -fprofile-use do not match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pp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#warning directive is encountered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dangling-els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dangling els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date-tim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__TIME__, __DATE__ and __TIMESTAMP__ usage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deprecated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if a deprecated compiler feature, class, method, or field is used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deprecated-declarations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uses of __attribute__((deprecated)) declarations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disabled-optimization</text:p>
          </table:table-cell>
          <table:table-cell table:style-name="ce3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when an optimization pass is disabled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div-by-zero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compile-time integer division by zero.</text:p>
          </table:table-cell>
          <table:table-cell table:style-name="ce8" office:value-type="string" calcext:value-type="string">
            <text:p>SEI CERT C INT33-C</text:p>
            <text:p><text:a xlink:href="https://wiki.sei.cmu.edu/confluence/display/c/INT33-C.+Ensure+that+division+and+remainder+operations+do+not+result+in+divide-by-zero+errors" xlink:type="simple">https://wiki.sei.cmu.edu/confluence/display/c/INT33-C.+Ensure+that+division+and+remainder+operations+do+not+result+in+divide-by-zero+errors</text:a>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double-promotion</text:p>
          </table:table-cell>
          <table:table-cell table:style-name="ce3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implicit conversions from "float to double"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duplicated-branch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duplicated branches in if-else statements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duplicated-con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duplicated conditions in an if-else-if chain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empty-body</text:p>
          </table:table-cell>
          <table:table-cell table:style-name="ce8" office:value-type="string" calcext:value-type="string">
            <text:p>-Wextra</text:p>
          </table:table-cell>
          <table:table-cell table:style-name="ce8"/>
          <table:table-cell table:style-name="ce8" office:value-type="string" calcext:value-type="string">
            <text:p>Warn about an empty body in an if or else statement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endif-labels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stray tokens after #elif and #endif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enum-compare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comparison of different enum types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error-implicit-function-declara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This switch is deprecated; use -Werror=implicit-function-declaration instead. Same as -Werror=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expansion-to-defined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if "defined" is used outside #if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table:style-name="ce8" office:value-type="string" calcext:value-type="string">
            <text:p>-Wfloat-conversion</text:p>
          </table:table-cell>
          <table:table-cell table:style-name="ce3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for implicit conversions that reduce the precision of a real value. This is enabled by -Wconversion.</text:p>
          </table:table-cell>
          <table:table-cell table:style-name="ce8"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loat-equal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if testing floating point numbers for equality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forma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rintf/scanf/strftime/strfmon format string anomalies. <text:s/>Same as -Wformat=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contains-nul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format strings that contain NUL bytes.</text:p>
          </table:table-cell>
          <table:table-cell table:style-name="ce8" office:value-type="string" calcext:value-type="string">
            <text:p>OWASP C Toolchain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extra-args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if passing too many arguments to a function for its format string.</text:p>
          </table:table-cell>
          <table:table-cell table:style-name="ce8" office:value-type="string" calcext:value-type="string">
            <text:p>OWASP C Toolchain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nonliteral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format strings that are not literals.</text:p>
          </table:table-cell>
          <table:table-cell table:style-name="ce8" office:value-type="string" calcext:value-type="string">
            <text:p>OWASP C Toolchain</text:p>
          </table:table-cell>
        </table:table-row>
        <table:table-row table:style-name="ro6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ormat-overflow&lt;0,2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unction calls with format strings that write past the end of the destination region. <text:s/>Same as -Wformat-overflow=1. <text:s/>Same as -Wformat-overflow=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ormat-overflow=&lt;0,2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unction calls with format strings that write past the end of the destination region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security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possible security problems with format functions.</text:p>
          </table:table-cell>
          <table:table-cell table:style-name="ce8" office:value-type="string" calcext:value-type="string">
            <text:p>OWASP C Toolchain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signedness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sign differences with format functions.</text:p>
          </table:table-cell>
          <table:table-cell table:style-name="ce8" office:value-type="string" calcext:value-type="string">
            <text:p>OWASP C Toolchain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ormat-trunca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lls to snprintf and similar functions that truncate output. Same as -Wformat- truncation=1. <text:s/>Same as -Wformat-truncation=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ormat-truncation=&lt;0,2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lls to snprintf and similar functions that truncate output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y2k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strftime formats yielding 2-digit years.</text:p>
          </table:table-cell>
          <table:table-cell table:style-name="ce8" office:value-type="string" calcext:value-type="string">
            <text:p>OWASP C Toolchain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zero-length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zero-length formats.</text:p>
          </table:table-cell>
          <table:table-cell table:style-name="ce8" office:value-type="string" calcext:value-type="string">
            <text:p>OWASP C Toolchain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format=&lt;0,2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rintf/scanf/strftime/strfmon format string anomalies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rame-addr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__builtin_frame_address or __builtin_return_address is used unsafely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rame-larger-than=&lt;number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function's stack frame requires more than &lt;number&gt; bytes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ree-nonheap-object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when attempting to free a non-heap object.</text:p>
          </table:table-cell>
          <table:table-cell table:style-name="ce8" office:value-type="string" calcext:value-type="string">
            <text:p>SEI CERT C MEM34-C</text:p>
            <text:p><text:a xlink:href="https://wiki.sei.cmu.edu/confluence/display/c/MEM34-C.+Only+free+memory+allocated+dynamically" xlink:type="simple">https://wiki.sei.cmu.edu/confluence/display/c/MEM34-C.+Only+free+memory+allocated+dynamically</text:a>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hsa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function cannot be expanded to HSAIL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f-not-align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 field in a struct is not aligned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gnored-attribut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ever attributes are ignored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gnored-qualifiers</text:p>
          </table:table-cell>
          <table:table-cell table:style-name="ce8" office:value-type="string" calcext:value-type="string">
            <text:p>-Wextra</text:p>
          </table:table-cell>
          <table:table-cell table:style-name="ce8"/>
          <table:table-cell table:style-name="ce8" office:value-type="string" calcext:value-type="string">
            <text:p>Warn whenever type qualifiers are ignored.</text:p>
          </table:table-cell>
          <table:table-cell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mplicit-fallthroug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implicit-fallthrough=. <text:s/>Use the latter option instead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mplicit-fallthrough=&lt;0,5&gt;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switch case falls through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nit-self</text:p>
          </table:table-cell>
          <table:table-cell table:style-name="ce3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variables which are initialized to themselves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nline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when an inlined function cannot be inlined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nt-in-bool-contex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suspicious integer expressions in boolean context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nt-to-pointer-cast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when there is a cast to a pointer from an integer of a different size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nvalid-memory-model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when an atomic memory model parameter is known to be outside the valid range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nvalid-pch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PCH files that are found but not used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larger-than-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larger-than=. <text:s/>Use the latter option instea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larger-than=&lt;number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bject is larger than &lt;number&gt; bytes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logical-not-parentheses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when logical not is used on the left hand side operand of a comparison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logical-op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when a logical operator is suspiciously always evaluating to true or false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long-lo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Do not warn about using "long long" when -pedantic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lto-type-mismatch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During link time optimization warn about mismatched types of global declarations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ain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suspicious declarations of "main"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aybe-uninitialized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maybe uninitialized automatic variables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emset-elt-siz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calls to memset where the third argument contains the number of elements not multiplied by the element size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emset-transposed-args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suspicious calls to memset where the third argument is constant literal zero and the second is not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isleading-indenta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the indentation of the code does not reflect the block structure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issing-attribut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declarations of entities that may be missing attributes that related entities have been declared with it.</text:p>
          </table:table-cell>
          <table:table-cell/>
        </table:table-row>
        <table:table-row table:style-name="ro4">
          <table:table-cell table:number-columns-repeated="4"/>
          <table:table-cell table:style-name="ce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-Wmissing-braces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possibly missing braces around initializers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issing-declarations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global functions without previous declarations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issing-field-initializers</text:p>
          </table:table-cell>
          <table:table-cell table:style-name="ce8" office:value-type="string" calcext:value-type="string">
            <text:p>-Wextra</text:p>
          </table:table-cell>
          <table:table-cell table:style-name="ce8"/>
          <table:table-cell table:style-name="ce8" office:value-type="string" calcext:value-type="string">
            <text:p>Warn about missing fields in struct initializers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issing-format-attribut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suggest-attribute=format. <text:s/>Use the latter option instead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issing-include-dirs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user-specified include directories that do not exist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issing-noretur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suggest-attribute=noreturn. <text:s/>Use the latter option instead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ultichar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use of multi-character character constants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ultistatement-macro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safe macros expanding to multiple statements used as a body of a clause such as if, else, while, switch, or for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narrowing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narrowing conversions within { } that are ill-formed in C++11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nonnull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NULL being passed to argument slots marked as requiring non-NULL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nonnull-compar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comparing pointer parameter with nonnull attribute with NULL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normaliz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normalized=. <text:s/>Use the latter option instea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normalized=[none|id|nfc|nfkc]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non-normalized Unicode strings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null-dereference 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dereferencing a NULL pointer may lead to erroneous or undefined behavior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odr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-f'lto-odr-type-merging'</text:p>
          </table:table-cell>
          <table:table-cell table:style-name="ce8" office:value-type="string" calcext:value-type="string">
            <text:p>Warn about some C++ One Definition Rule violations during link time optimization.</text:p>
          </table:table-cell>
          <table:table-cell table:style-name="ce8" office:value-type="string" calcext:value-type="string">
            <text:p>SEI CERT CPP DCL60-CPP</text:p>
            <text:p><text:a xlink:href="https://wiki.sei.cmu.edu/confluence/display/cplusplus/DCL60-CPP.+Obey+the+one-definition+rule" xlink:type="simple">https://wiki.sei.cmu.edu/confluence/display/cplusplus/DCL60-CPP.+Obey+the+one-definition+rule</text:a>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penmp-sim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a simd directive is overridden by the vectorizer cost model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overflow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overflow in arithmetic expressions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overlength-strings</text:p>
          </table:table-cell>
          <table:table-cell table:style-name="ce8" office:value-type="string" calcext:value-type="string">
            <text:p>-Wpedantic</text:p>
          </table:table-cell>
          <table:table-cell table:style-name="ce8"/>
          <table:table-cell table:style-name="ce8" office:value-type="string" calcext:value-type="string">
            <text:p>Warn if a string is longer than the maximum portable length specified by the standard. For C11, this is 4095. C++ has no limit.</text:p>
          </table:table-cell>
          <table:table-cell table:style-name="ce8" office:value-type="string" calcext:value-type="string">
            <text:p>This warning is not specified in SEI CERT C Coding Standard.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acked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the packed attribute has no effect on struct layout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acked-bitfield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acked bit-fields whose offset changed in GCC 4.4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packed-not-align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fields in a struct with the packed attribute are misalign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added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padding is required to align structure member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parenthese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edantic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Issue warnings needed for strict compliance to the standard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placement-new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for placement new expressions with undefined behavior. <text:s/>Same as -Wplacement-new=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placement-new=&lt;0,2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for placement new expressions with undefined behavior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ointer-arith</text:p>
          </table:table-cell>
          <table:table-cell table:style-name="ce3" office:value-type="string" calcext:value-type="string">
            <text:p>-Wpedantic</text:p>
          </table:table-cell>
          <table:table-cell/>
          <table:table-cell office:value-type="string" calcext:value-type="string">
            <text:p>Warn about function pointer arithmetic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pointer-compar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pointer is compared with a zero character constant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ragma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misuses of pragmas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psabi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This option lacks documentation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dundant-decl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multiple declarations of the same object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restric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n argument passed to a restrict-qualified parameter aliases with another argument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turn-local-add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returning a pointer/reference to a local or temporary variable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turn-typ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ever a function's return type defaults to "int" (C), or about inconsistent return types (C++)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calar-storage-orde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on suspicious constructs involving reverse scalar storage order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equence-poi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e violations of sequence point rule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hadow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one variable shadows another. <text:s/>Same as -Wshadow=global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adow-compatible-loca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Same as -Wshadow=compatible-local. <text:s/>Use the latter option instead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adow-loca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Same as -Wshadow=local. <text:s/>Use the latter option instead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adow=compatible-loca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one local variable shadows another local variable or parameter of compatible type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adow=globa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one variable shadows another (globally). <text:s/>Same as -Wshadow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adow=local</text:p>
          </table:table-cell>
          <table:table-cell table:number-columns-repeated="2"/>
          <table:table-cell office:value-type="string" calcext:value-type="string">
            <text:p>Warn when one local variable shadows another local variable or parameter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hift-count-negativ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is negative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hift-count-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&gt;= width of type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ift-negative-valu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left shifting a negative value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ift-overflow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left shift of a signed value overflows. <text:s/>Same as -Wshift-overflow=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ift-overflow=&lt;0,2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left shift of a signed value overflow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ign-compar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signed-unsigned comparisons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ign-conversion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for implicit type conversions between signed and unsigned integer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izeof-array-argu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sizeof is applied on a parameter declared as an array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izeof-pointer-div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divisions of two sizeof expressions that don't work correctly with pointers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izeof-pointer-memacc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length parameters to certain string functions if the argument uses sizeof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ack-protecto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not issuing stack smashing protection for some reason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ack-usage=&lt;number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stack usage might be larger than specified amount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aliasing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code which might break strict aliasing rule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aliasing=&lt;0,3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code which might break strict aliasing rule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overflow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optimizations that assume that signed overflow is undefin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overflow=&lt;0,5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optimizations that assume that signed overflow is undefined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tringop-overflow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buffer overflow in string manipulation functions like memcpy and strcpy. <text:s/>Same as -Wstringop-overflow=.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tringop-overflow=&lt;0,4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Under the control of Object Size type, warn about buffer overflow in string manipulation functions like memcpy and strcpy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tringop-trunca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truncation in string manipulation functions like strncat and strncpy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uggest-attribute=cold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__attribute__((cold))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attribute=cons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__attribute__((const))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attribute=forma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format attributes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uggest-attribute=malloc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__attribute__((malloc))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attribute=noreturn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__attribute__((noreturn))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attribute=pur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__attribute__((pure))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final-method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C++ virtual methods where adding final keyword would improve code quality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final-type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C++ polymorphic types where adding final keyword would improve code quality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witc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, with no default, missing a cas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witch-boo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witches with boolean controlling expression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witch-defaul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enumerated switches missing a "default:" statement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witch-enum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all enumerated switches missing a specific case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witch-unreachabl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tatements between switch's controlling expression and the first case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ync-na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__sync_fetch_and_nand and __sync_nand_and_fetch built-in functions are us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ystem-header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Do not suppress warnings from system headers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tautological-compar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a comparison always evaluates to true or fals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rampoline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ever a trampoline is generat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rigraph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rigraphs are encountered that might affect the meaning of the program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ype-limit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if a comparison is always true or always false due to the limited range of the data typ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def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an undefined macro is used in an #if directiv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initialized automatic variables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known-pragma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recognized pragmas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unreachable-cod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Does nothing. Preserved for backward compatibility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safe-loop-optimization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the loop cannot be optimized due to nontrivial assumptions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Enable all -Wunused- warning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but-set-paramete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function parameter is only set, otherwise unus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but-set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only set, otherwise unused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unused-const-variabl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const variable is unused. <text:s/>Same as -Wunused-const-variable=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unused-const-variable=&lt;0,2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const variable is unused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func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function is unused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labe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label is unus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local-typedef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typedefs locally defined in a function are not us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macro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macros defined in the main file that are not us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paramete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function parameter is unused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resul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caller of a function, marked with attribute warn_unused_result, does not use its return valu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valu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n expression value is unused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unused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ararg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questionable usage of the macros used to retrieve variable argument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ector-operation-performanc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vector operation is compiled outside the SIMD.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vla-larger-than=&lt;number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on unbounded uses of variable-length arrays, and on bounded uses of variable-length arrays whose bound can be larger than &lt;number&gt; byte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olatile-register-var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register variable is declared volatile.</text:p>
          </table:table-cell>
          <table:table-cell/>
        </table:table-row>
        <table:table-row table:style-name="ro6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write-string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In C++, nonzero means warn about deprecated conversion from string literals to 'char *'. In C, similar warning, except that the conversion is of course not deprecated by the ISO C standar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frequire-return-state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Functions which return values must end with return statements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7">
          <table:table-cell table:number-columns-repeated="3"/>
          <table:table-cell office:value-type="string" calcext:value-type="string">
            <text:p>C++/ObjC++ warnin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bi-tag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subobject has an abi_tag attribute that the complete object type does not have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catch-value 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catch handlers of non-reference type. <text:s/>Same as -Wcatch-value=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catch-value=&lt;0,3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tch handlers of non-reference type.</text:p>
          </table:table-cell>
          <table:table-cell/>
        </table:table-row>
        <table:table-row table:style-name="ro2">
          <table:table-cell table:number-columns-repeated="4"/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Wclass-memaccess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for unsafe raw memory writes to objects of class types.</text:p>
          </table:table-cell>
          <table:table-cell table:style-name="ce6"/>
        </table:table-row>
        <table:table-row table:style-name="ro2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conversion-null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for converting NULL from/to a non-pointer type.</text:p>
          </table:table-cell>
          <table:table-cell table:style-name="ce6"/>
        </table:table-row>
        <table:table-row table:style-name="ro2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ctor-dtor-privacy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when all constructors and destructors are private.</text:p>
          </table:table-cell>
          <table:table-cell table:style-name="ce6"/>
        </table:table-row>
        <table:table-row table:style-name="ro2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delete-incomplete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when deleting a pointer to incomplete type.</text:p>
          </table:table-cell>
          <table:table-cell table:style-name="ce6"/>
        </table:table-row>
        <table:table-row table:style-name="ro2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delete-non-virtual-dtor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about deleting polymorphic objects with non-virtual destructors.</text:p>
          </table:table-cell>
          <table:table-cell table:style-name="ce6"/>
        </table:table-row>
        <table:table-row table:style-name="ro2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effc++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about violations of Effective C++ style rules.</text:p>
          </table:table-cell>
          <table:table-cell table:style-name="ce6"/>
        </table:table-row>
        <table:table-row table:style-name="ro2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inherited-variadic-ctor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about C++11 inheriting constructors when the base has a variadic constructor.</text:p>
          </table:table-cell>
          <table:table-cell table:style-name="ce6"/>
        </table:table-row>
        <table:table-row table:style-name="ro8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invalid-offsetof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about invalid uses of the "offsetof" macro.</text:p>
          </table:table-cell>
          <table:table-cell table:style-name="ce6"/>
        </table:table-row>
        <table:table-row table:style-name="ro4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literal-suffix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when a string or character literal is followed by a ud-suffix which does not begin with an underscore.</text:p>
          </table:table-cell>
          <table:table-cell table:style-name="ce6"/>
        </table:table-row>
        <table:table-row table:style-name="ro1">
          <table:table-cell table:number-columns-repeated="4"/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Wmultiple-inheritance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on direct multiple inheritance.</text:p>
          </table:table-cell>
          <table:table-cell table:style-name="ce6"/>
        </table:table-row>
        <table:table-row table:style-name="ro1">
          <table:table-cell table:number-columns-repeated="4"/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Wnamespaces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on namespace definition.</text:p>
          </table:table-cell>
          <table:table-cell table:style-name="ce6"/>
        </table:table-row>
        <table:table-row table:style-name="ro4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noexcept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when a noexcept expression evaluates to false even though the expression can't actually throw.</text:p>
          </table:table-cell>
          <table:table-cell table:style-name="ce6"/>
        </table:table-row>
        <table:table-row table:style-name="ro2">
          <table:table-cell table:number-columns-repeated="4"/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Wnoexcept-type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if C++17 noexcept function type will change the mangled name of a symbol.</text:p>
          </table:table-cell>
          <table:table-cell table:style-name="ce6"/>
        </table:table-row>
        <table:table-row table:style-name="ro1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non-virtual-dtor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about non-virtual destructors.</text:p>
          </table:table-cell>
          <table:table-cell table:style-name="ce6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ld-style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C-style cast is used in a program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verloaded-virt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loaded virtual function name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mf-convers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converting the type of pointers to member functions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registe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ses of register storage specifier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orde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the compiler reorders cod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ign-promo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overload promotes from unsigned to sign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ized-dealloc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sized deallocation function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null-sentine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ncasted NULL used as sentinel.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ubobject-linkag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class type has a base or a field whose type uses the anonymous namespace or depends on a type with no linkage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overrid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Suggest that the override keyword be used when the declaration of a virtual function overrides another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ynth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Deprecated. <text:s/>This switch has no effect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template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on primary template declaration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terminat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throw expression will always result in a call to terminate()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seless-cas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seless casts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virtual-inheritanc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on direct virtual inheritanc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irtual-move-assig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virtual base has a non-trivial move assignment operator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zero-as-null-pointer-constan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literal '0' is used as null pointer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4">
          <table:table-cell table:number-columns-repeated="3"/>
          <table:table-cell table:style-name="ce2" office:value-type="string" calcext:value-type="string">
            <text:p>ObjC/ObjC++ warnin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ssign-intercep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n Objective-C assignment is being intercepted by the garbage collector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roperty-assign-defaul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property for an Objective-C object has no assign semantics specifi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rotoco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inherited methods are unimplemented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electo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a selector has multiple method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hadow-iva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local declaration hides an instance variabl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selector-match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type signatures of candidate methods do not match exactly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declared-selecto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@selector()s without previously declared methods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Fortra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liasing 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ssible aliasing of dummy arguments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lign-comm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alignment of COMMON blocks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mpersan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issing ampersand in continued character constants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rgument-mismatch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type and rank mismatches between arguments and parameters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rray-temporari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reation of array temporaries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-binding-typ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he type of a variable might be not interoperable with C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haracter-trunca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truncated character expressions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ompare-real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equality comparisons involving REAL or COMPLEX expressions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onversion-extra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ost implicit conversions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do-subscrip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ssibly incorrect subscripts in do loops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function-elimina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unction call elimination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mplicit-interfac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lls with implicit interfac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mplicit-procedur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lled procedures not explicitly declared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nteger-divis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onstant integer divisions with truncated result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ntrinsic-shadow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user-procedure has the same name as an intrinsic.</text:p>
          </table:table-cell>
          <table:table-cell/>
        </table:table-row>
        <table:table-row table:style-name="ro2">
          <table:table-cell table:number-columns-repeated="3"/>
          <table:table-cell table:style-name="ce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ntrinsics-st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on intrinsics not part of the selected standard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line-trunca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truncated source line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al-q-constan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real-literal-constants with 'q' exponent-letter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alloc-lh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left-hand-side array variable is reallocat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alloc-lhs-al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left-hand-side variable is reallocated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rprising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"suspicious" construct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ab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Permit nonconforming uses of the tab character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arget-lifetim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the pointer in a pointer assignment might outlive its target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undefined-do-loop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an invalid DO loop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d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nderflow of numerical constant expressions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dummy-argumen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nused dummy argument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se-without-only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SE statements that have no ONLY qualifier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zerotrip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zero-trip DO loops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C/ObjC warnin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bad-function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ing functions to incompatible types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designated-ini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ositional initialization of structs requiring designated initializer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discarded-array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qualifiers on arrays which are pointer targets are discard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discarded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ype qualifiers on pointers are discarded.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duplicate-decl-specifier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declaration has duplicate const, volatile, restrict or _Atomic specifier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mplici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implicit declarations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mplicit-function-declara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mplicit function declaration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mplicit-i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does not specify a typ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ncompatible-pointer-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onversion between pointers that have incompatible types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nt-convers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compatible integer to pointer and pointer to integer conversion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jump-misses-ini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jump misses a variable initialization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missing-parameter-typ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function parameters declared without a type specifier in K&amp;R-style function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missing-prototyp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ototype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nested-exter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"extern" declarations not at file scop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ld-style-declar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obsolescent usage in a declaration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ld-style-defini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parameter definition is used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verride-init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overriding initializers without side effects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override-init-side-effect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overriding initializers with side effects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ointer-sig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pointer differs in signedness in an assignment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ointer-to-int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pointer is cast to an integer of a different size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prototype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nprototyped function declarations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C language diale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++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 constructs that are not in the common subset of C and C++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90-c99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eatures not present in ISO C90, but present in ISO C99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99-c11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eatures not present in ISO C99, but present in ISO C11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declaration-after-state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is found after a statement.</text:p>
          </table:table-cell>
          <table:table-cell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raditiona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eatures not present in traditional C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raditional-conversion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of prototypes causing type conversions different from what would happen in the absence of prototype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suffixed-float-constant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nsuffixed float constants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ariadic-macros</text:p>
          </table:table-cell>
          <table:table-cell table:style-name="ce3" office:value-type="string" calcext:value-type="string">
            <text:p>-Wpedantic</text:p>
          </table:table-cell>
          <table:table-cell/>
          <table:table-cell office:value-type="string" calcext:value-type="string">
            <text:p>Warn about using variadic macros.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la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variable length array is used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4">
          <table:table-cell table:number-columns-repeated="3"/>
          <table:table-cell office:value-type="string" calcext:value-type="string">
            <text:p>C++ language diale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++11-compa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1998 and ISO C++ 2011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++14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2011 and ISO C++ 2014.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++17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2014 and ISO C++ 2017.</text:p>
          </table:table-cell>
          <table:table-cell/>
        </table:table-row>
        <table:table-row table:style-name="ro2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conditionally-supported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for conditionally-supported constructs.</text:p>
          </table:table-cell>
          <table:table-cell table:style-name="ce6"/>
        </table:table-row>
        <table:table-row table:style-name="ro2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non-template-friend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when non-templatized friend functions are declared within a template.</text:p>
          </table:table-cell>
          <table:table-cell table:style-name="ce6"/>
        </table:table-row>
        <table:table-row table:style-name="ro1" table:number-rows-repeated="10482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0:27:51.869236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43:50.448539066</meta:creation-date>
    <meta:generator>LibreOffice/5.1.6.2$Linux_X86_64 LibreOffice_project/10m0$Build-2</meta:generator>
    <dc:date>2018-06-25T11:01:45.966497957</dc:date>
    <meta:editing-duration>PT2H57M45S</meta:editing-duration>
    <meta:editing-cycles>12</meta:editing-cycles>
    <meta:document-statistic meta:table-count="1" meta:cell-count="1488" meta:object-count="0"/>
  </office:meta>
</office:document-meta>
</file>